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ckTrackingFrame.onLineChange( Context cx , int line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ckTrackingFrame.onExceptionThrown( Context cx , Throwable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ckTrackingFrame.StackTrackingFrame( DebuggableScript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ckTrackingFrame.onLineChange( Context cx , int lineNumber , boolean break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TrackingDebugger.enterFrame( Context cx , Scriptable scope , Scriptable thisObj , Object [ ] args , DebuggableScript fnOr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ckTrackingFrame.onExit( Context cx , boolean byThrow , Object resultOrExcep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ocationTrackingDebugger.getException( String description , Exception originalExcep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ocationTrackingDebugger.handleCompilationDone( Context cx , DebuggableScript fnOrScript , StringBuffer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ckTrackingFrame.onEnter( Context cx , Scriptable activation , Scriptable thisObj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ocationTrackingDebugger.handleCompilationDone( Context cx , DebuggableScript fnOrScript , String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ocationTrackingDebugger.getFrame( Context cx , DebuggableScript fnOr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TrackingDebugger.getLocation( Object obj , String descrip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